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902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style:font-name="URW Gothic L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RW Gothic 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image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beta</text:p>
          </table:table-cell>
        </table:table-row>
        <table:table-row table:style-name="ro2">
          <table:table-cell office:value-type="string">
            <text:p>/home/data/001.vt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/home/data/001.vtk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</table:table-row>
        <table:table-row table:style-name="ro2">
          <table:table-cell office:value-type="string">
            <text:p>/home/data/001.vt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/home/data/001.vt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/home/data/001.vtk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</table:table-row>
        <table:table-row table:style-name="ro2">
          <table:table-cell office:value-type="string">
            <text:p>/home/data/001.vtk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/home/data/001.vt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/home/data/001.vtk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</table:table-row>
        <table:table-row table:style-name="ro2">
          <table:table-cell office:value-type="string">
            <text:p>/home/data/001.vt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/home/data/002.vt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/home/data/002.vtk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</table:table-row>
        <table:table-row table:style-name="ro3">
          <table:table-cell office:value-type="string">
            <text:p>/home/data/002.vt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/home/data/002.vt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/home/data/002.vtk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</table:table-row>
        <table:table-row table:style-name="ro3">
          <table:table-cell office:value-type="string">
            <text:p>/home/data/002.vtk</text:p>
          </table:table-cell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/home/data/002.vt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/home/data/002.vtk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</table:table-row>
        <table:table-row table:style-name="ro3">
          <table:table-cell office:value-type="string">
            <text:p>/home/data/002.vt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number-columns-repeated="3" table:style-name="ce3" office:value-type="string">
            <text:p>…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ieu </meta:initial-creator>
    <meta:creation-date>2013-10-07T18:05:58</meta:creation-date>
    <dc:date>2013-10-07T18:21:42</dc:date>
    <dc:creator>mathieu </dc:creator>
    <meta:editing-duration>PT34S</meta:editing-duration>
    <meta:editing-cycles>1</meta:editing-cycles>
    <meta:document-statistic meta:table-count="1" meta:cell-count="60" meta:object-count="0"/>
    <meta:generator>LibreOffice/4.0.2.2$Linux_X86_64 LibreOffice_project/400m0$Build-2</meta:generator>
  </office:meta>
</office:document-meta>
</file>